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eiryo" svg:font-family="Meiryo" style:font-family-generic="swiss" style:font-pitch="variable" svg:panose-1="2 11 6 4 3 5 4 4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Date" style:master-page-name="MPF0" style:family="paragraph">
      <style:paragraph-properties fo:break-before="page"/>
    </style:style>
    <style:style style:name="P2" style:parent-style-name="Normal" style:family="paragraph">
      <style:paragraph-properties fo:margin-left="0in">
        <style:tab-stops/>
      </style:paragraph-properties>
    </style:style>
    <style:style style:name="P3" style:parent-style-name="Heading1" style:family="paragraph"/>
    <style:style style:name="P4" style:parent-style-name="Heading1" style:family="paragraph"/>
    <style:style style:name="P5" style:parent-style-name="Heading1" style:family="paragraph"/>
    <style:style style:name="P6" style:parent-style-name="Heading1" style:family="paragraph"/>
    <style:style style:name="P7" style:parent-style-name="Heading1" style:family="paragraph"/>
    <style:style style:name="P8" style:parent-style-name="Heading1" style:family="paragraph"/>
    <style:style style:name="P9" style:parent-style-name="Heading1" style:family="paragraph"/>
    <style:style style:name="P10" style:parent-style-name="Heading1" style:family="paragraph"/>
    <style:style style:name="P11" style:parent-style-name="Heading1" style:family="paragraph"/>
    <style:style style:name="P12" style:parent-style-name="Heading1" style:family="paragraph">
      <style:paragraph-properties fo:margin-left="0.25in">
        <style:tab-stops/>
      </style:paragraph-properties>
    </style:style>
    <style:style style:name="P13" style:parent-style-name="Heading2" style:family="paragraph">
      <style:paragraph-properties fo:margin-left="0.25in">
        <style:tab-stops/>
      </style:paragraph-properties>
    </style:style>
    <style:style style:name="P14" style:parent-style-name="Heading1" style:family="paragraph"/>
    <style:style style:name="P15" style:parent-style-name="Heading1" style:family="paragraph"/>
    <style:style style:name="P16" style:parent-style-name="Heading1" style:family="paragraph"/>
    <style:style style:name="P17" style:parent-style-name="Heading1" style:family="paragraph"/>
    <style:style style:name="P18" style:parent-style-name="Heading1" style:family="paragraph"/>
    <style:style style:name="P19" style:parent-style-name="Heading1" style:family="paragraph"/>
    <style:style style:name="P20" style:parent-style-name="Heading1" style:family="paragraph"/>
    <style:style style:name="P21" style:parent-style-name="Heading1" style:family="paragraph"/>
    <style:style style:name="P22" style:parent-style-name="Heading1" style:family="paragraph"/>
    <style:style style:name="P23" style:parent-style-name="Heading1" style:family="paragraph"/>
    <style:style style:name="P24" style:parent-style-name="Heading1" style:family="paragraph"/>
    <style:style style:name="P25" style:parent-style-name="Heading1" style:family="paragraph"/>
    <style:style style:name="P26" style:parent-style-name="Heading1" style:family="paragraph"/>
    <style:style style:name="P27" style:parent-style-name="Heading1" style:family="paragraph"/>
    <style:style style:name="P28" style:parent-style-name="Heading1" style:family="paragraph"/>
    <style:style style:name="P29" style:parent-style-name="Heading1" style:family="paragraph"/>
    <style:style style:name="P30" style:parent-style-name="Heading1" style:family="paragraph"/>
    <style:style style:name="P31" style:parent-style-name="Heading1" style:family="paragraph"/>
    <style:style style:name="P32" style:parent-style-name="Heading1" style:family="paragraph"/>
    <style:style style:name="P33" style:parent-style-name="Heading1" style:family="paragraph"/>
    <style:style style:name="P34" style:parent-style-name="Heading1" style:family="paragraph"/>
  </office:automatic-styles>
  <office:body>
    <office:text text:use-soft-page-breaks="true">
      <text:p text:style-name="P1">Date</text:p>
      <text:p text:style-name="Title">Air quality analysis<text:s/></text:p>
      <text:h text:style-name="Heading1" text:outline-level="1">AI<text:s/>&amp; ADS</text:h>
      <text:p text:style-name="P2">Artificial Intelligence (AI) can be a powerful tool for analyzing<text:s/></text:p>
      <text:p text:style-name="Normal"/>
      <text:p text:style-name="Normal">Data Collection: AI can collect data from various sources, such as air quality monitoring stations, satellites, weather stations, and IoT sensors. This data can include information on pollutants like PM2.5, PM10, ozone, carbon monoxide, and more.</text:p>
      <text:p text:style-name="Normal"/>
      <text:p text:style-name="Normal">Data Processing: AI algorithms can process and clean the collected data, ensuring it is accurate and reliable. This is crucial for making informed decisions about air quality.</text:p>
      <text:p text:style-name="Normal"/>
      <text:p text:style-name="Normal">Predictive Modeling: AI can build predictive models that take into account historical air quality data, meteorological conditions, and other factors to forecast future air quality. These models can be used to provide advance warnings or recommendations to the public.</text:p>
      <text:p text:style-name="Normal"/>
      <text:h text:style-name="Heading1" text:outline-level="1">DAC</text:h>
      <text:h text:style-name="P3" text:outline-level="1">Direct Air Capture (DAC) technology is not directly related to the analysis of air quality, but it is related to addressing air quality concerns by removing carbon dioxide (CO2) from the atmosphere. DAC technology is primarily used in the context of carbon capture and climate change mitigation. Here’s how DAC relates to air quality:</text:h>
      <text:h text:style-name="P4" text:outline-level="1"/>
      <text:h text:style-name="P5" text:outline-level="1">CO2 Removal: DAC technology is designed to capture CO2 directly from the ambient air. While it doesn’t analyze air quality in the conventional sense, it does help in improving overall air quality by reducing the concentration of a major greenhouse gas responsible for climate change and its associated air quality impacts.</text:h>
      <text:h text:style-name="P6" text:outline-level="1">Climate Change Mitigation: High levels of CO2 in the atmosphere contribute to climate change, which can have indirect effects on air quality, such as more extreme weather events, changes in air circulation patterns, and increased ground-level ozone formation. By removing CO2, DAC can play a role in mitigating these climate-related air quality impacts.</text:h>
      <text:h text:style-name="P7" text:outline-level="1"/>
      <text:h text:style-name="P8" text:outline-level="1">Synergy with Air Quality Measures: Efforts to improve air quality, such as reducing emissions of pollutants like particulate matter (PM) and ground-level ozone, are closely linked to addressing climate change. DAC technology can complement these efforts by reducing the overall greenhouse gas concentration in the atmosphere.</text:h>
      <text:h text:style-name="P9" text:outline-level="1">Indirect Health Benefits: Although DAC itself doesn’t directly analyze air quality, its contribution to reducing CO2 levels can indirectly benefit public health by mitigating the long-term health impacts associated with climate change, including air quality-related health problems.</text:h>
      <text:h text:style-name="P10" text:outline-level="1"/>
      <text:h text:style-name="P11" text:outline-level="1">In summary, DAC is a technology focused on removing CO2 from the atmosphere to combat climate change, which has indirect benefits for air quality and public health. While it doesn’t analyze air quality data, it can be considered a climate mitigation measure that aligns with efforts to improve air quality.</text:h>
      <text:h text:style-name="P12" text:outline-level="1"/>
      <text:h text:style-name="P13" text:outline-level="2"><text:s/></text:h>
      <text:h text:style-name="Heading1" text:outline-level="1">IOT</text:h>
      <text:h text:style-name="P14" text:outline-level="1">The Internet of Things (IoT) plays a crucial role in air quality analysis and monitoring. IoT devices, such as sensors and data collection systems, are used to gather real-time air quality data, which can be analyzed and used for various purposes. Here’s how IoT is applied in air quality analysis:</text:h>
      <text:h text:style-name="P15" text:outline-level="1"/>
      <text:h text:style-name="P16" text:outline-level="1">Sensor Networks: IoT devices equipped with air quality sensors are deployed across urban areas, industrial zones, and other locations. These sensors continuously monitor various air pollutants, such as particulate matter (PM), volatile organic compounds (VOCs), carbon monoxide (CO), nitrogen dioxide (NO2), and ozone (O3).</text:h>
      <text:h text:style-name="P17" text:outline-level="1">Real-time Data Collection: IoT sensors collect data in real-time, providing a continuous stream of information about air quality. This data is transmitted to centralized servers or cloud platforms for storage and analysis.</text:h>
      <text:h text:style-name="P18" text:outline-level="1"/>
      <text:h text:style-name="P19" text:outline-level="1">Data Analysis: AI and machine learning algorithms are often used to analyze the collected air quality data. These algorithms can detect trends, anomalies, and patterns, helping identify pollution sources and providing insights into air quality conditions.</text:h>
      <text:h text:style-name="P20" text:outline-level="1"/>
      <text:h text:style-name="P21" text:outline-level="1">Alerts and Notifications: IoT syste</text:h>
      <text:h text:style-name="P22" text:outline-level="1">Integration with Weather Data: IoT-based air quality monitoring systems often integrate with weather data to understand how meteorological conditions affect air quality. For example, wind speed and direction can impact the dispersion of pollutants.</text:h>
      <text:h text:style-name="P23" text:outline-level="1"/>
      <text:h text:style-name="P24" text:outline-level="1">4.CAD</text:h>
      <text:h text:style-name="P25" text:outline-level="1">Design of Air Quality Monitoring Systems: CAD software can be used to design the physical layout of air quality monitoring stations, including the placement of sensors, air intake locations, and other equipment. It helps ensure the proper setup of monitoring infrastructure.</text:h>
      <text:h text:style-name="P26" text:outline-level="1"/>
      <text:h text:style-name="P27" text:outline-level="1">Facility Design for Pollution Control: CAD can be used in the design of facilities related to pollution control and air quality improvement. For example, it’s employed in the planning and design of industrial plants, wastewater treatment facilities, and HVAC systems to minimize emissions.</text:h>
      <text:h text:style-name="P28" text:outline-level="1">Building Design for Indoor Air Quality: CAD software is used in architectural design to optimize building layouts for natural ventilation, ensuring good indoor air quality and energy efficiency.</text:h>
      <text:h text:style-name="P29" text:outline-level="1"/>
      <text:h text:style-name="P30" text:outline-level="1">Infrastructure Planning for Electric Vehicles: In the context of improving air quality through reduced vehicle emissions, CAD tools can be used to plan and design charging infrastructure for electric vehicles.</text:h>
      <text:h text:style-name="P31" text:outline-level="1"/>
      <text:h text:style-name="P32" text:outline-level="1">While CAD itself is not an air quality analysis tool, it is a valuable resource in the planning and design stages of projects and systems related to air quality monitoring and improvement. It aids in creating the physical and digital infrastructure needed for effective air quality analysis and management</text:h>
      <text:h text:style-name="P33" text:outline-level="1"/>
      <text:h text:style-name="P34" text:outline-level="1"/>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eiryo" svg:font-family="Meiryo"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20%" fo:margin-left="0.25in" fo:background-color="transparent" style:tab-stop-distance="0.5in">
        <style:tab-stops/>
      </style:paragraph-properties>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07070"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default-outline-level="1">
      <style:paragraph-properties fo:margin-top="0.4166in" fo:margin-bottom="0.0416in"/>
      <style:text-properties style:font-name="Cambria" fo:text-transform="uppercase" fo:color="#2E2E2E" fo:letter-spacing="0.0097in" fo:font-size="13pt" style:font-size-asian="13pt" style:font-size-complex="13pt" fo:hyphenate="false"/>
    </style:style>
    <style:style style:name="Heading2" style:display-name="Heading 2" style:family="paragraph" style:parent-style-name="Normal" style:default-outline-level="2">
      <style:paragraph-properties fo:margin-top="0.0277in"/>
      <style:text-properties style:font-name="Cambria" style:font-name-asian="Meiryo" style:font-name-complex="Times New Roman" fo:color="#2E2E2E" style:font-size-complex="13pt" fo:hyphenate="false"/>
    </style:style>
    <style:style style:name="Heading3" style:display-name="Heading 3" style:family="paragraph" style:parent-style-name="Normal" style:default-outline-level="3">
      <style:paragraph-properties fo:margin-top="0.0277in" fo:margin-bottom="0in"/>
      <style:text-properties style:font-name="Cambria" style:font-name-asian="Meiryo" style:font-name-complex="Times New Roman" style:font-size-complex="12pt" fo:hyphenate="false"/>
    </style:style>
    <style:style style:name="Heading4" style:display-name="Heading 4" style:family="paragraph" style:parent-style-name="Normal" style:default-outline-level="4">
      <style:paragraph-properties fo:margin-top="0.0277in" fo:margin-bottom="0in"/>
      <style:text-properties style:font-name="Cambria" style:font-name-asian="Meiryo" style:font-name-complex="Times New Roman" fo:font-style="italic" style:font-style-asian="italic" style:font-style-complex="italic" fo:letter-spacing="0.0041in" fo:hyphenate="false"/>
    </style:style>
    <style:style style:name="Heading5" style:display-name="Heading 5" style:family="paragraph" style:parent-style-name="Normal" style:default-outline-level="5">
      <style:paragraph-properties fo:margin-top="0.0277in" fo:margin-bottom="0in"/>
      <style:text-properties style:font-name="Cambria" style:font-name-asian="Meiryo" style:font-name-complex="Times New Roman" fo:font-style="italic" style:font-style-asian="italic" fo:color="#2E2E2E" fo:letter-spacing="0.0041in" fo:hyphenate="false"/>
    </style:style>
    <style:style style:name="Heading6" style:display-name="Heading 6" style:family="paragraph" style:parent-style-name="Normal" style:default-outline-level="6">
      <style:paragraph-properties fo:margin-top="0.0277in" fo:margin-bottom="0in"/>
      <style:text-properties style:font-name="Cambria" style:font-name-asian="Meiryo" style:font-name-complex="Times New Roman" fo:color="#2E2E2E" fo:letter-spacing="0.0083in" fo:hyphenate="false"/>
    </style:style>
    <style:style style:name="Heading7" style:display-name="Heading 7" style:family="paragraph" style:parent-style-name="Normal" style:default-outline-level="7">
      <style:paragraph-properties fo:margin-top="0.0277in" fo:margin-bottom="0in"/>
      <style:text-properties style:font-name="Cambria" style:font-name-asian="Meiryo" style:font-name-complex="Times New Roman" style:font-style-complex="italic" fo:color="#2E2E2E" fo:hyphenate="false"/>
    </style:style>
    <style:style style:name="Heading8" style:display-name="Heading 8" style:family="paragraph" style:parent-style-name="Normal" style:default-outline-level="8">
      <style:paragraph-properties fo:margin-top="0.0277in" fo:margin-bottom="0in"/>
      <style:text-properties style:font-name="Cambria" style:font-name-asian="Meiryo" style:font-name-complex="Times New Roman" fo:font-style="italic" style:font-style-asian="italic" fo:color="#626262" style:font-size-complex="10.5pt" fo:hyphenate="false"/>
    </style:style>
    <style:style style:name="Heading9" style:display-name="Heading 9" style:family="paragraph" style:parent-style-name="Normal" style:default-outline-level="9">
      <style:paragraph-properties fo:margin-top="0.0277in" fo:margin-bottom="0in"/>
      <style:text-properties style:font-name="Cambria" style:font-name-asian="Meiryo" style:font-name-complex="Times New Roman" style:font-style-complex="italic" fo:color="#626262"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fo:text-transform="uppercase" fo:color="#2E2E2E" fo:letter-spacing="0.0097in" fo:font-size="13pt" style:font-size-asian="13pt" style:font-size-complex="13pt"/>
    </style:style>
    <style:style style:name="Heading2Char" style:display-name="Heading 2 Char" style:family="text" style:parent-style-name="DefaultParagraphFont">
      <style:text-properties style:font-name="Cambria" style:font-name-asian="Meiryo" style:font-name-complex="Times New Roman" fo:color="#2E2E2E" style:font-size-complex="13pt"/>
    </style:style>
    <style:style style:name="Heading3Char" style:display-name="Heading 3 Char" style:family="text" style:parent-style-name="DefaultParagraphFont">
      <style:text-properties style:font-name="Cambria" style:font-name-asian="Meiryo" style:font-name-complex="Times New Roman" style:font-size-complex="12pt"/>
    </style:style>
    <style:style style:name="Heading4Char" style:display-name="Heading 4 Char" style:family="text" style:parent-style-name="DefaultParagraphFont">
      <style:text-properties style:font-name="Cambria" style:font-name-asian="Meiryo" style:font-name-complex="Times New Roman" fo:font-style="italic" style:font-style-asian="italic" style:font-style-complex="italic" fo:letter-spacing="0.0041in"/>
    </style:style>
    <style:style style:name="Heading5Char" style:display-name="Heading 5 Char" style:family="text" style:parent-style-name="DefaultParagraphFont">
      <style:text-properties style:font-name="Cambria" style:font-name-asian="Meiryo" style:font-name-complex="Times New Roman" fo:font-style="italic" style:font-style-asian="italic" fo:color="#2E2E2E" fo:letter-spacing="0.0041in"/>
    </style:style>
    <style:style style:name="Heading6Char" style:display-name="Heading 6 Char" style:family="text" style:parent-style-name="DefaultParagraphFont">
      <style:text-properties style:font-name="Cambria" style:font-name-asian="Meiryo" style:font-name-complex="Times New Roman" fo:color="#2E2E2E" fo:letter-spacing="0.0083in"/>
    </style:style>
    <style:style style:name="Heading7Char" style:display-name="Heading 7 Char" style:family="text" style:parent-style-name="DefaultParagraphFont">
      <style:text-properties style:font-name="Cambria" style:font-name-asian="Meiryo" style:font-name-complex="Times New Roman" style:font-style-complex="italic" fo:color="#2E2E2E"/>
    </style:style>
    <style:style style:name="Heading8Char" style:display-name="Heading 8 Char" style:family="text" style:parent-style-name="DefaultParagraphFont">
      <style:text-properties style:font-name="Cambria" style:font-name-asian="Meiryo" style:font-name-complex="Times New Roman" fo:font-style="italic" style:font-style-asian="italic" fo:color="#626262" style:font-size-complex="10.5pt"/>
    </style:style>
    <style:style style:name="Heading9Char" style:display-name="Heading 9 Char" style:family="text" style:parent-style-name="DefaultParagraphFont">
      <style:text-properties style:font-name="Cambria" style:font-name-asian="Meiryo" style:font-name-complex="Times New Roman" style:font-style-complex="italic" fo:color="#626262" style:font-size-complex="10.5pt"/>
    </style:style>
    <style:style style:name="Header" style:display-name="Header" style:family="paragraph" style:parent-style-name="Normal">
      <style:paragraph-properties fo:margin-bottom="0in"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itle" style:display-name="Title" style:family="paragraph" style:parent-style-name="Normal">
      <style:paragraph-properties fo:border-top="none" fo:border-left="0.0833in solid #000000" fo:border-bottom="none" fo:border-right="none" fo:padding-top="0in" fo:padding-left="0.1388in" fo:padding-bottom="0in" fo:padding-right="0in" style:shadow="none" style:contextual-spacing="true" fo:margin-top="0.1666in" fo:margin-bottom="0in" fo:margin-left="0in">
        <style:tab-stops/>
      </style:paragraph-properties>
      <style:text-properties style:font-name="Cambria" style:font-name-asian="Meiryo" style:font-name-complex="Times New Roman" fo:text-transform="uppercase" fo:color="#2E2E2E" fo:letter-spacing="0.0041in" fo:font-size="27pt" style:font-size-asian="27pt" style:font-size-complex="28pt" fo:hyphenate="false"/>
    </style:style>
    <style:style style:name="TitleChar" style:display-name="Title Char" style:family="text" style:parent-style-name="DefaultParagraphFont">
      <style:text-properties style:font-name="Cambria" style:font-name-asian="Meiryo" style:font-name-complex="Times New Roman" fo:text-transform="uppercase" fo:color="#2E2E2E" fo:letter-spacing="0.0041in" fo:font-size="27pt" style:font-size-asian="27pt" style:font-size-complex="28pt"/>
    </style:style>
    <style:style style:name="Subtitle" style:display-name="Subtitle" style:family="paragraph" style:parent-style-name="Normal" style:next-style-name="Normal">
      <style:paragraph-properties style:contextual-spacing="true" fo:margin-bottom="0.1111in" fo:margin-left="0.25in">
        <style:tab-stops/>
      </style:paragraph-properties>
      <style:text-properties style:font-name-asian="Meiryo" fo:font-style="italic" style:font-style-asian="italic" fo:letter-spacing="0.0104in" fo:font-size="16pt" style:font-size-asian="16pt" fo:hyphenate="false"/>
    </style:style>
    <style:style style:name="Date" style:display-name="Date" style:family="paragraph" style:parent-style-name="Normal" style:next-style-name="Title">
      <style:paragraph-properties fo:margin-bottom="0.25in" fo:margin-left="0in">
        <style:tab-stops/>
      </style:paragraph-properties>
      <style:text-properties fo:font-size="14pt" style:font-size-asian="14pt" fo:hyphenate="false"/>
    </style:style>
    <style:style style:name="DateChar" style:display-name="Date Char" style:family="text" style:parent-style-name="DefaultParagraphFont">
      <style:text-properties fo:font-size="14pt" style:font-size-asian="14pt"/>
    </style:style>
    <style:style style:name="IntenseEmphasis" style:display-name="Intense Emphasis" style:family="text" style:parent-style-name="DefaultParagraphFont">
      <style:text-properties fo:font-weight="bold" style:font-weight-asian="bold" style:font-style-complex="italic" fo:color="#2E2E2E"/>
    </style:style>
    <style:style style:name="IntenseQuote" style:display-name="Intense Quote" style:family="paragraph" style:parent-style-name="Normal" style:next-style-name="Normal">
      <style:paragraph-properties fo:margin-top="0.1666in"/>
      <style:text-properties fo:font-weight="bold" style:font-weight-asian="bold" fo:font-style="italic" style:font-style-asian="italic" style:font-style-complex="italic" fo:color="#2E2E2E" fo:hyphenate="false"/>
    </style:style>
    <style:style style:name="IntenseQuoteChar" style:display-name="Intense Quote Char" style:family="text" style:parent-style-name="DefaultParagraphFont">
      <style:text-properties fo:font-weight="bold" style:font-weight-asian="bold" fo:font-style="italic" style:font-style-asian="italic" style:font-style-complex="italic" fo:color="#2E2E2E"/>
    </style:style>
    <style:style style:name="IntenseReference" style:display-name="Intense Reference" style:family="text" style:parent-style-name="DefaultParagraphFont">
      <style:text-properties fo:font-weight="bold" style:font-weight-asian="bold" style:font-weight-complex="bold" fo:text-transform="uppercase" fo:font-variant="normal" fo:color="#707070" fo:letter-spacing="normal"/>
    </style:style>
    <style:style style:name="Quote" style:display-name="Quote" style:family="paragraph" style:parent-style-name="Normal" style:next-style-name="Normal">
      <style:paragraph-properties fo:margin-top="0.1666in"/>
      <style:text-properties fo:font-style="italic" style:font-style-asian="italic" style:font-style-complex="italic" fo:hyphenate="false"/>
    </style:style>
    <style:style style:name="QuoteChar" style:display-name="Quote Char"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SubtleEmphasis" style:display-name="Subtle Emphasis" style:family="text" style:parent-style-name="DefaultParagraphFont">
      <style:text-properties fo:font-style="italic" style:font-style-asian="italic" style:font-style-complex="italic" fo:color="#707070"/>
    </style:style>
    <style:style style:name="SubtleReference" style:display-name="Subtle Reference" style:family="text" style:parent-style-name="DefaultParagraphFont">
      <style:text-properties fo:text-transform="uppercase" fo:font-variant="normal" fo:color="#707070"/>
    </style:style>
    <style:style style:name="TOCHeading" style:display-name="TOC Heading" style:family="paragraph" style:parent-style-name="Heading1" style:next-style-name="Normal">
      <style:text-properties fo:hyphenate="false"/>
    </style:style>
    <style:style style:name="SubtitleChar" style:display-name="Subtitle Char" style:family="text" style:parent-style-name="DefaultParagraphFont">
      <style:text-properties style:font-name-asian="Meiryo" fo:font-style="italic" style:font-style-asian="italic" fo:letter-spacing="0.0104in" fo:font-size="16pt" style:font-size-asian="16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outline-level-style>
      <text:outline-level-style text:level="4" style:num-suffix="." style:num-format="1">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outline-level-style>
      <text:outline-level-style text:level="6"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outline-level-style>
      <text:outline-level-style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outline-level-style>
      <text:outline-level-style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outline-level-style>
      <text:outline-level-style text:level="9" style:num-suffix="." style:num-format="i">
        <style:list-level-properties fo:text-align="end" text:space-before="2in" text:min-label-width="0.25in" text:list-level-position-and-space-mode="label-alignment">
          <style:list-level-label-alignment text:label-followed-by="listtab" fo:margin-left="2.25in" fo:text-indent="-0.25in"/>
        </style:list-level-properties>
      </text:outline-level-style>
    </text:outline-style>
    <style:default-page-layout>
      <style:page-layout-properties style:layout-grid-standard-mode="true"/>
    </style:default-page-layout>
    <style:default-style style:family="graphic">
      <style:graphic-properties draw:fill="solid" draw:fill-color="#707070" draw:opacity="100%" draw:stroke="solid" svg:stroke-width="0.01389in" svg:stroke-color="#2b2b2b"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707070" style:line-style="solid" style:adjustment="left"/>
      </style:page-layout-properties>
      <style:header-style>
        <style:header-footer-properties style:dynamic-spacing="true" fo:min-height="0.5in"/>
      </style:header-style>
      <style:footer-style>
        <style:header-footer-properties style:dynamic-spacing="true" fo:min-height="0.25in"/>
      </style:footer-style>
    </style:page-layout>
  </office:automatic-styles>
  <office:master-styles>
    <style:master-page style:name="MPF0" style:page-layout-name="PL0">
      <style:footer>
        <text:p text:style-name="Footer"><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11212026@drsacoe.com</meta:initial-creator>
    <dc:creator>11212026@drsacoe.com</dc:creator>
    <meta:creation-date>2023-10-23T06:51:00Z</meta:creation-date>
    <dc:date>2023-10-23T06:51:00Z</dc:date>
    <meta:template xlink:href="%7b6E33FB03-2F2B-0545-8BDF-A270415F66BB%7dtf50002044.dotx" xlink:type="simple"/>
    <meta:editing-cycles>21</meta:editing-cycles>
    <meta:editing-duration>PT840S</meta:editing-duration>
    <meta:document-statistic meta:page-count="1" meta:paragraph-count="10" meta:word-count="809" meta:character-count="5412" meta:row-count="38" meta:non-whitespace-character-count="4613"/>
  </office:meta>
</office:document-meta>
</file>